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6.3pt"/>
    </style:style>
    <style:style style:name="co2" style:family="table-column">
      <style:table-column-properties fo:break-before="auto" style:column-width="46.3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table:style-name="Default"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Trades – changes in shares and cash</text:p>
          </table:table-cell>
          <table:table-cell/>
          <table:table-cell office:value-type="string" calcext:value-type="string">
            <text:p>holdings</text:p>
          </table:table-cell>
          <table:table-cell/>
          <table:table-cell office:value-type="string" calcext:value-type="string">
            <text:p>Value = prices * holdings</text:p>
          </table:table-cell>
          <table:table-cell/>
          <table:table-cell office:value-type="string" calcext:value-type="string">
            <text:p>port val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AAP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Ca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1-01-05 <text:s/>332.57</text:p>
          </table:table-cell>
          <table:table-cell table:style-name="ce1" office:value-type="float" office:value="332.57" calcext:value-type="float">
            <text:p>332.57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formula="of:=-[.D3]*[.B3]" office:value-type="float" office:value="-498855" calcext:value-type="float">
            <text:p>-498855</text:p>
          </table:table-cell>
          <table:table-cell table:formula="of:=[.D3]" office:value-type="float" office:value="1500" calcext:value-type="float">
            <text:p>1500</text:p>
          </table:table-cell>
          <table:table-cell table:formula="of:=[.$B$18]+[.E3]" office:value-type="float" office:value="501145" calcext:value-type="float">
            <text:p>501145</text:p>
          </table:table-cell>
          <table:table-cell table:formula="of:=[.F3]*[.B3]" office:value-type="float" office:value="498855" calcext:value-type="float">
            <text:p>498855</text:p>
          </table:table-cell>
          <table:table-cell table:formula="of:=[.G3]*[.C3]" office:value-type="float" office:value="501145" calcext:value-type="float">
            <text:p>501145</text:p>
          </table:table-cell>
          <table:table-cell table:formula="of:=SUM([.H3:.I3])"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1-06 <text:s/>332.30</text:p>
          </table:table-cell>
          <table:table-cell table:style-name="ce1" office:value-type="float" office:value="332.3" calcext:value-type="float">
            <text:p>332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[.D4]*[.B4]" office:value-type="float" office:value="-0" calcext:value-type="float">
            <text:p>0</text:p>
          </table:table-cell>
          <table:table-cell table:formula="of:=[.D4]+[.F3]" office:value-type="float" office:value="1500" calcext:value-type="float">
            <text:p>1500</text:p>
          </table:table-cell>
          <table:table-cell table:formula="of:=[.G3]+[.E4]" office:value-type="float" office:value="501145" calcext:value-type="float">
            <text:p>501145</text:p>
          </table:table-cell>
          <table:table-cell table:formula="of:=[.F4]*[.B4]" office:value-type="float" office:value="498450" calcext:value-type="float">
            <text:p>498450</text:p>
          </table:table-cell>
          <table:table-cell table:formula="of:=[.G4]*[.C4]" office:value-type="float" office:value="501145" calcext:value-type="float">
            <text:p>501145</text:p>
          </table:table-cell>
          <table:table-cell table:formula="of:=SUM([.H4:.I4])" office:value-type="float" office:value="999595" calcext:value-type="float">
            <text:p>999595</text:p>
          </table:table-cell>
          <table:table-cell table:style-name="ce2" table:formula="of:=[.B4]/[.B3]-1" office:value-type="float" office:value="-0.000811859157470507" calcext:value-type="float">
            <text:p>-0.0008</text:p>
          </table:table-cell>
          <table:table-cell table:style-name="ce2" table:formula="of:=[.J4]/[.J3]-1" office:value-type="float" office:value="-0.000404999999999989" calcext:value-type="float">
            <text:p>-0.0004</text:p>
          </table:table-cell>
        </table:table-row>
        <table:table-row table:style-name="ro1">
          <table:table-cell office:value-type="string" calcext:value-type="string">
            <text:p>2011-01-07 <text:s/>334.68</text:p>
          </table:table-cell>
          <table:table-cell table:style-name="ce1" office:value-type="float" office:value="334.68" calcext:value-type="float">
            <text:p>334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[.D5]*[.B5]" office:value-type="float" office:value="-0" calcext:value-type="float">
            <text:p>0</text:p>
          </table:table-cell>
          <table:table-cell table:formula="of:=[.D5]+[.F4]" office:value-type="float" office:value="1500" calcext:value-type="float">
            <text:p>1500</text:p>
          </table:table-cell>
          <table:table-cell table:formula="of:=[.G4]+[.E5]" office:value-type="float" office:value="501145" calcext:value-type="float">
            <text:p>501145</text:p>
          </table:table-cell>
          <table:table-cell table:formula="of:=[.F5]*[.B5]" office:value-type="float" office:value="502020" calcext:value-type="float">
            <text:p>502020</text:p>
          </table:table-cell>
          <table:table-cell table:formula="of:=[.G5]*[.C5]" office:value-type="float" office:value="501145" calcext:value-type="float">
            <text:p>501145</text:p>
          </table:table-cell>
          <table:table-cell table:formula="of:=SUM([.H5:.I5])" office:value-type="float" office:value="1003165" calcext:value-type="float">
            <text:p>1003165</text:p>
          </table:table-cell>
          <table:table-cell table:style-name="ce2" table:formula="of:=[.B5]/[.B4]-1" office:value-type="float" office:value="0.00716220282876923" calcext:value-type="float">
            <text:p>0.0072</text:p>
          </table:table-cell>
          <table:table-cell table:style-name="ce2" table:formula="of:=[.J5]/[.J4]-1" office:value-type="float" office:value="0.00357144643580654" calcext:value-type="float">
            <text:p>0.0036</text:p>
          </table:table-cell>
        </table:table-row>
        <table:table-row table:style-name="ro1">
          <table:table-cell office:value-type="string" calcext:value-type="string">
            <text:p>2011-01-10 <text:s/>340.99</text:p>
          </table:table-cell>
          <table:table-cell table:style-name="ce1" office:value-type="float" office:value="340.99" calcext:value-type="float">
            <text:p>340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[.D6]*[.B6]" office:value-type="float" office:value="-0" calcext:value-type="float">
            <text:p>0</text:p>
          </table:table-cell>
          <table:table-cell table:formula="of:=[.D6]+[.F5]" office:value-type="float" office:value="1500" calcext:value-type="float">
            <text:p>1500</text:p>
          </table:table-cell>
          <table:table-cell table:formula="of:=[.G5]+[.E6]" office:value-type="float" office:value="501145" calcext:value-type="float">
            <text:p>501145</text:p>
          </table:table-cell>
          <table:table-cell table:formula="of:=[.F6]*[.B6]" office:value-type="float" office:value="511485" calcext:value-type="float">
            <text:p>511485</text:p>
          </table:table-cell>
          <table:table-cell table:formula="of:=[.G6]*[.C6]" office:value-type="float" office:value="501145" calcext:value-type="float">
            <text:p>501145</text:p>
          </table:table-cell>
          <table:table-cell table:formula="of:=SUM([.H6:.I6])" office:value-type="float" office:value="1012630" calcext:value-type="float">
            <text:p>1012630</text:p>
          </table:table-cell>
          <table:table-cell table:style-name="ce2" table:formula="of:=[.B6]/[.B5]-1" office:value-type="float" office:value="0.0188538305246804" calcext:value-type="float">
            <text:p>0.0189</text:p>
          </table:table-cell>
          <table:table-cell table:style-name="ce2" table:formula="of:=[.J6]/[.J5]-1" office:value-type="float" office:value="0.00943513778889815" calcext:value-type="float">
            <text:p>0.0094</text:p>
          </table:table-cell>
        </table:table-row>
        <table:table-row table:style-name="ro1">
          <table:table-cell office:value-type="string" calcext:value-type="string">
            <text:p>2011-01-11 <text:s/>340.18</text:p>
          </table:table-cell>
          <table:table-cell table:style-name="ce1" office:value-type="float" office:value="340.18" calcext:value-type="float">
            <text:p>340.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[.D7]*[.B7]" office:value-type="float" office:value="-0" calcext:value-type="float">
            <text:p>0</text:p>
          </table:table-cell>
          <table:table-cell table:formula="of:=[.D7]+[.F6]" office:value-type="float" office:value="1500" calcext:value-type="float">
            <text:p>1500</text:p>
          </table:table-cell>
          <table:table-cell table:formula="of:=[.G6]+[.E7]" office:value-type="float" office:value="501145" calcext:value-type="float">
            <text:p>501145</text:p>
          </table:table-cell>
          <table:table-cell table:formula="of:=[.F7]*[.B7]" office:value-type="float" office:value="510270" calcext:value-type="float">
            <text:p>510270</text:p>
          </table:table-cell>
          <table:table-cell table:formula="of:=[.G7]*[.C7]" office:value-type="float" office:value="501145" calcext:value-type="float">
            <text:p>501145</text:p>
          </table:table-cell>
          <table:table-cell table:formula="of:=SUM([.H7:.I7])" office:value-type="float" office:value="1011415" calcext:value-type="float">
            <text:p>1011415</text:p>
          </table:table-cell>
          <table:table-cell table:style-name="ce2" table:formula="of:=[.B7]/[.B6]-1" office:value-type="float" office:value="-0.00237543622980152" calcext:value-type="float">
            <text:p>-0.0024</text:p>
          </table:table-cell>
          <table:table-cell table:style-name="ce2" table:formula="of:=[.J7]/[.J6]-1" office:value-type="float" office:value="-0.00119984594570577" calcext:value-type="float">
            <text:p>-0.0012</text:p>
          </table:table-cell>
        </table:table-row>
        <table:table-row table:style-name="ro1">
          <table:table-cell office:value-type="string" calcext:value-type="string">
            <text:p>2011-01-12 <text:s/>342.95</text:p>
          </table:table-cell>
          <table:table-cell table:style-name="ce1" office:value-type="float" office:value="342.95" calcext:value-type="float">
            <text:p>342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[.D8]*[.B8]" office:value-type="float" office:value="-0" calcext:value-type="float">
            <text:p>0</text:p>
          </table:table-cell>
          <table:table-cell table:formula="of:=[.D8]+[.F7]" office:value-type="float" office:value="1500" calcext:value-type="float">
            <text:p>1500</text:p>
          </table:table-cell>
          <table:table-cell table:formula="of:=[.G7]+[.E8]" office:value-type="float" office:value="501145" calcext:value-type="float">
            <text:p>501145</text:p>
          </table:table-cell>
          <table:table-cell table:formula="of:=[.F8]*[.B8]" office:value-type="float" office:value="514425" calcext:value-type="float">
            <text:p>514425</text:p>
          </table:table-cell>
          <table:table-cell table:formula="of:=[.G8]*[.C8]" office:value-type="float" office:value="501145" calcext:value-type="float">
            <text:p>501145</text:p>
          </table:table-cell>
          <table:table-cell table:formula="of:=SUM([.H8:.I8])" office:value-type="float" office:value="1015570" calcext:value-type="float">
            <text:p>1015570</text:p>
          </table:table-cell>
          <table:table-cell table:style-name="ce2" table:formula="of:=[.B8]/[.B7]-1" office:value-type="float" office:value="0.00814274795696401" calcext:value-type="float">
            <text:p>0.0081</text:p>
          </table:table-cell>
          <table:table-cell table:style-name="ce2" table:formula="of:=[.J8]/[.J7]-1" office:value-type="float" office:value="0.0041081059703485" calcext:value-type="float">
            <text:p>0.0041</text:p>
          </table:table-cell>
        </table:table-row>
        <table:table-row table:style-name="ro1">
          <table:table-cell office:value-type="string" calcext:value-type="string">
            <text:p>2011-01-13 <text:s/>344.20</text:p>
          </table:table-cell>
          <table:table-cell table:style-name="ce1" office:value-type="float" office:value="344.2" calcext:value-type="float">
            <text:p>344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[.D9]*[.B9]" office:value-type="float" office:value="-0" calcext:value-type="float">
            <text:p>0</text:p>
          </table:table-cell>
          <table:table-cell table:formula="of:=[.D9]+[.F8]" office:value-type="float" office:value="1500" calcext:value-type="float">
            <text:p>1500</text:p>
          </table:table-cell>
          <table:table-cell table:formula="of:=[.G8]+[.E9]" office:value-type="float" office:value="501145" calcext:value-type="float">
            <text:p>501145</text:p>
          </table:table-cell>
          <table:table-cell table:formula="of:=[.F9]*[.B9]" office:value-type="float" office:value="516300" calcext:value-type="float">
            <text:p>516300</text:p>
          </table:table-cell>
          <table:table-cell table:formula="of:=[.G9]*[.C9]" office:value-type="float" office:value="501145" calcext:value-type="float">
            <text:p>501145</text:p>
          </table:table-cell>
          <table:table-cell table:formula="of:=SUM([.H9:.I9])" office:value-type="float" office:value="1017445" calcext:value-type="float">
            <text:p>1017445</text:p>
          </table:table-cell>
          <table:table-cell table:style-name="ce2" table:formula="of:=[.B9]/[.B8]-1" office:value-type="float" office:value="0.00364484618749095" calcext:value-type="float">
            <text:p>0.0036</text:p>
          </table:table-cell>
          <table:table-cell table:style-name="ce2" table:formula="of:=[.J9]/[.J8]-1" office:value-type="float" office:value="0.0018462538278996" calcext:value-type="float">
            <text:p>0.0018</text:p>
          </table:table-cell>
        </table:table-row>
        <table:table-row table:style-name="ro1">
          <table:table-cell office:value-type="string" calcext:value-type="string">
            <text:p>2011-01-14 <text:s/>346.99</text:p>
          </table:table-cell>
          <table:table-cell table:style-name="ce1" office:value-type="float" office:value="346.99" calcext:value-type="float">
            <text:p>346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[.D10]*[.B10]" office:value-type="float" office:value="-0" calcext:value-type="float">
            <text:p>0</text:p>
          </table:table-cell>
          <table:table-cell table:formula="of:=[.D10]+[.F9]" office:value-type="float" office:value="1500" calcext:value-type="float">
            <text:p>1500</text:p>
          </table:table-cell>
          <table:table-cell table:formula="of:=[.G9]+[.E10]" office:value-type="float" office:value="501145" calcext:value-type="float">
            <text:p>501145</text:p>
          </table:table-cell>
          <table:table-cell table:formula="of:=[.F10]*[.B10]" office:value-type="float" office:value="520485" calcext:value-type="float">
            <text:p>520485</text:p>
          </table:table-cell>
          <table:table-cell table:formula="of:=[.G10]*[.C10]" office:value-type="float" office:value="501145" calcext:value-type="float">
            <text:p>501145</text:p>
          </table:table-cell>
          <table:table-cell table:formula="of:=SUM([.H10:.I10])" office:value-type="float" office:value="1021630" calcext:value-type="float">
            <text:p>1021630</text:p>
          </table:table-cell>
          <table:table-cell table:style-name="ce2" table:formula="of:=[.B10]/[.B9]-1" office:value-type="float" office:value="0.00810575246949452" calcext:value-type="float">
            <text:p>0.0081</text:p>
          </table:table-cell>
          <table:table-cell table:style-name="ce2" table:formula="of:=[.J10]/[.J9]-1" office:value-type="float" office:value="0.00411324445056005" calcext:value-type="float">
            <text:p>0.0041</text:p>
          </table:table-cell>
        </table:table-row>
        <table:table-row table:style-name="ro1">
          <table:table-cell office:value-type="string" calcext:value-type="string">
            <text:p>2011-01-18 <text:s/>339.19</text:p>
          </table:table-cell>
          <table:table-cell table:style-name="ce1" office:value-type="float" office:value="339.19" calcext:value-type="float">
            <text:p>339.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[.D11]*[.B11]" office:value-type="float" office:value="-0" calcext:value-type="float">
            <text:p>0</text:p>
          </table:table-cell>
          <table:table-cell table:formula="of:=[.D11]+[.F10]" office:value-type="float" office:value="1500" calcext:value-type="float">
            <text:p>1500</text:p>
          </table:table-cell>
          <table:table-cell table:formula="of:=[.G10]+[.E11]" office:value-type="float" office:value="501145" calcext:value-type="float">
            <text:p>501145</text:p>
          </table:table-cell>
          <table:table-cell table:formula="of:=[.F11]*[.B11]" office:value-type="float" office:value="508785" calcext:value-type="float">
            <text:p>508785</text:p>
          </table:table-cell>
          <table:table-cell table:formula="of:=[.G11]*[.C11]" office:value-type="float" office:value="501145" calcext:value-type="float">
            <text:p>501145</text:p>
          </table:table-cell>
          <table:table-cell table:formula="of:=SUM([.H11:.I11])" office:value-type="float" office:value="1009930" calcext:value-type="float">
            <text:p>1009930</text:p>
          </table:table-cell>
          <table:table-cell table:style-name="ce2" table:formula="of:=[.B11]/[.B10]-1" office:value-type="float" office:value="-0.0224790339779245" calcext:value-type="float">
            <text:p>-0.0225</text:p>
          </table:table-cell>
          <table:table-cell table:style-name="ce2" table:formula="of:=[.J11]/[.J10]-1" office:value-type="float" office:value="-0.0114522870315085" calcext:value-type="float">
            <text:p>-0.0115</text:p>
          </table:table-cell>
        </table:table-row>
        <table:table-row table:style-name="ro1">
          <table:table-cell office:value-type="string" calcext:value-type="string">
            <text:p>2011-01-19 <text:s/>337.39</text:p>
          </table:table-cell>
          <table:table-cell table:style-name="ce1" office:value-type="float" office:value="337.39" calcext:value-type="float">
            <text:p>337.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[.D12]*[.B12]" office:value-type="float" office:value="-0" calcext:value-type="float">
            <text:p>0</text:p>
          </table:table-cell>
          <table:table-cell table:formula="of:=[.D12]+[.F11]" office:value-type="float" office:value="1500" calcext:value-type="float">
            <text:p>1500</text:p>
          </table:table-cell>
          <table:table-cell table:formula="of:=[.G11]+[.E12]" office:value-type="float" office:value="501145" calcext:value-type="float">
            <text:p>501145</text:p>
          </table:table-cell>
          <table:table-cell table:formula="of:=[.F12]*[.B12]" office:value-type="float" office:value="506085" calcext:value-type="float">
            <text:p>506085</text:p>
          </table:table-cell>
          <table:table-cell table:formula="of:=[.G12]*[.C12]" office:value-type="float" office:value="501145" calcext:value-type="float">
            <text:p>501145</text:p>
          </table:table-cell>
          <table:table-cell table:formula="of:=SUM([.H12:.I12])" office:value-type="float" office:value="1007230" calcext:value-type="float">
            <text:p>1007230</text:p>
          </table:table-cell>
          <table:table-cell table:style-name="ce2" table:formula="of:=[.B12]/[.B11]-1" office:value-type="float" office:value="-0.00530676022288401" calcext:value-type="float">
            <text:p>-0.0053</text:p>
          </table:table-cell>
          <table:table-cell table:style-name="ce2" table:formula="of:=[.J12]/[.J11]-1" office:value-type="float" office:value="-0.00267345261552776" calcext:value-type="float">
            <text:p>-0.0027</text:p>
          </table:table-cell>
        </table:table-row>
        <table:table-row table:style-name="ro1">
          <table:table-cell office:value-type="string" calcext:value-type="string">
            <text:p>2011-01-20 <text:s/>331.26</text:p>
          </table:table-cell>
          <table:table-cell table:style-name="ce1" office:value-type="float" office:value="331.26" calcext:value-type="float">
            <text:p>331.26</text:p>
          </table:table-cell>
          <table:table-cell office:value-type="float" office:value="1" calcext:value-type="float">
            <text:p>1</text:p>
          </table:table-cell>
          <table:table-cell office:value-type="float" office:value="-1500" calcext:value-type="float">
            <text:p>-1500</text:p>
          </table:table-cell>
          <table:table-cell table:formula="of:=-[.D13]*[.B13]" office:value-type="float" office:value="496890" calcext:value-type="float">
            <text:p>496890</text:p>
          </table:table-cell>
          <table:table-cell table:formula="of:=[.D13]+[.F12]" office:value-type="float" office:value="0" calcext:value-type="float">
            <text:p>0</text:p>
          </table:table-cell>
          <table:table-cell table:formula="of:=[.G12]+[.E13]" office:value-type="float" office:value="998035" calcext:value-type="float">
            <text:p>998035</text:p>
          </table:table-cell>
          <table:table-cell table:formula="of:=[.F13]*[.B13]" office:value-type="float" office:value="0" calcext:value-type="float">
            <text:p>0</text:p>
          </table:table-cell>
          <table:table-cell table:formula="of:=[.G13]*[.C13]" office:value-type="float" office:value="998035" calcext:value-type="float">
            <text:p>998035</text:p>
          </table:table-cell>
          <table:table-cell table:formula="of:=SUM([.H13:.I13])" office:value-type="float" office:value="998035" calcext:value-type="float">
            <text:p>998035</text:p>
          </table:table-cell>
          <table:table-cell table:style-name="ce2" table:formula="of:=[.B13]/[.B12]-1" office:value-type="float" office:value="-0.0181688846735232" calcext:value-type="float">
            <text:p>-0.0182</text:p>
          </table:table-cell>
          <table:table-cell table:style-name="ce2" table:formula="of:=[.J13]/[.J12]-1" office:value-type="float" office:value="-0.0091289973491655" calcext:value-type="float">
            <text:p>-0.0091</text:p>
          </table:table-cell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7"/>
          <table:table-cell office:value-type="string" calcext:value-type="string">
            <text:p>cum_return</text:p>
          </table:table-cell>
          <table:table-cell table:formula="of:=[.J13]/[.J3]" office:value-type="float" office:value="0.998035" calcext:value-type="float">
            <text:p>0.998035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Initial cash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Orde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te,Symbol,Order,Shar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1-01-05,AAPL,BUY,15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1-01-20,AAPL,SELL,150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7:55:35.366844381</meta:creation-date>
    <dc:date>2018-02-15T18:02:40.649614773</dc:date>
    <meta:editing-duration>PT9H46M34S</meta:editing-duration>
    <meta:editing-cycles>27</meta:editing-cycles>
    <meta:generator>LibreOffice/5.1.6.2$Linux_X86_64 LibreOffice_project/10m0$Build-2</meta:generator>
    <meta:document-statistic meta:table-count="1" meta:cell-count="151" meta:object-count="0"/>
  </office:meta>
</office:document-meta>
</file>